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58cm" fo:break-before="auto" style:use-optimal-row-height="true"/>
    </style:style>
    <style:style style:name="ro7" style:family="table-row">
      <style:table-row-properties style:row-height="1.413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884cm" fo:break-before="auto" style:use-optimal-row-height="true"/>
    </style:style>
    <style:style style:name="ro10" style:family="table-row">
      <style:table-row-properties style:row-height="1.263cm" fo:break-before="auto" style:use-optimal-row-height="true"/>
    </style:style>
    <style:style style:name="ro11" style:family="table-row">
      <style:table-row-properties style:row-height="5.849cm" fo:break-before="auto" style:use-optimal-row-height="true"/>
    </style:style>
    <style:style style:name="ro12" style:family="table-row">
      <style:table-row-properties style:row-height="3.939cm" fo:break-before="auto" style:use-optimal-row-height="true"/>
    </style:style>
    <style:style style:name="ro13" style:family="table-row">
      <style:table-row-properties style:row-height="7.869cm" fo:break-before="auto" style:use-optimal-row-height="true"/>
    </style:style>
    <style:style style:name="ro14" style:family="table-row">
      <style:table-row-properties style:row-height="1.252cm" fo:break-before="auto" style:use-optimal-row-height="true"/>
    </style:style>
    <style:style style:name="ro15" style:family="table-row">
      <style:table-row-properties style:row-height="1.647cm" fo:break-before="auto" style:use-optimal-row-height="true"/>
    </style:style>
    <style:style style:name="ro16" style:family="table-row">
      <style:table-row-properties style:row-height="3.44cm" fo:break-before="auto" style:use-optimal-row-height="false"/>
    </style:style>
    <style:style style:name="ro17" style:family="table-row">
      <style:table-row-properties style:row-height="4.586cm" fo:break-before="auto" style:use-optimal-row-height="false"/>
    </style:style>
    <style:style style:name="ro18" style:family="table-row">
      <style:table-row-properties style:row-height="0.794cm" fo:break-before="auto" style:use-optimal-row-height="false"/>
    </style:style>
    <style:style style:name="ro19" style:family="table-row">
      <style:table-row-properties style:row-height="1.543cm" fo:break-before="auto" style:use-optimal-row-height="false"/>
    </style:style>
    <style:style style:name="ro20" style:family="table-row">
      <style:table-row-properties style:row-height="6.232cm" fo:break-before="auto" style:use-optimal-row-height="true"/>
    </style:style>
    <style:style style:name="ro21" style:family="table-row">
      <style:table-row-properties style:row-height="1.131cm" fo:break-before="auto" style:use-optimal-row-height="true"/>
    </style:style>
    <style:style style:name="ro22" style:family="table-row">
      <style:table-row-properties style:row-height="1.473cm" fo:break-before="auto" style:use-optimal-row-height="true"/>
    </style:style>
    <style:style style:name="ro23" style:family="table-row">
      <style:table-row-properties style:row-height="5.32cm" fo:break-before="auto" style:use-optimal-row-height="false"/>
    </style:style>
    <style:style style:name="ro24" style:family="table-row">
      <style:table-row-properties style:row-height="1cm" fo:break-before="auto" style:use-optimal-row-height="true"/>
    </style:style>
    <style:style style:name="ro25" style:family="table-row">
      <style:table-row-properties style:row-height="8.319cm" fo:break-before="auto" style:use-optimal-row-height="true"/>
    </style:style>
    <style:style style:name="ro26" style:family="table-row">
      <style:table-row-properties style:row-height="5.909cm" fo:break-before="auto" style:use-optimal-row-height="false"/>
    </style:style>
    <style:style style:name="ro27" style:family="table-row">
      <style:table-row-properties style:row-height="3.875cm" fo:break-before="auto" style:use-optimal-row-height="true"/>
    </style:style>
    <style:style style:name="ro28" style:family="table-row">
      <style:table-row-properties style:row-height="1.815cm" fo:break-before="auto" style:use-optimal-row-height="true"/>
    </style:style>
    <style:style style:name="ro29" style:family="table-row">
      <style:table-row-properties style:row-height="9.31cm" fo:break-before="auto" style:use-optimal-row-height="true"/>
    </style:style>
    <style:style style:name="ro30" style:family="table-row">
      <style:table-row-properties style:row-height="2.018cm" fo:break-before="auto" style:use-optimal-row-height="true"/>
    </style:style>
    <style:style style:name="ro31" style:family="table-row">
      <style:table-row-properties style:row-height="59.369cm" fo:break-before="auto" style:use-optimal-row-height="true"/>
    </style:style>
    <style:style style:name="ro32" style:family="table-row">
      <style:table-row-properties style:row-height="0.526cm" fo:break-before="auto" style:use-optimal-row-height="true"/>
    </style:style>
    <style:style style:name="ro33" style:family="table-row">
      <style:table-row-properties style:row-height="8.008cm" fo:break-before="auto" style:use-optimal-row-height="true"/>
    </style:style>
    <style:style style:name="ro34" style:family="table-row">
      <style:table-row-properties style:row-height="1.632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1.646cm" fo:break-before="auto" style:use-optimal-row-height="true"/>
    </style:style>
    <style:style style:name="ro37" style:family="table-row">
      <style:table-row-properties style:row-height="7.301cm" fo:break-before="auto" style:use-optimal-row-height="false"/>
    </style:style>
    <style:style style:name="ro38" style:family="table-row">
      <style:table-row-properties style:row-height="3.219cm" fo:break-before="auto" style:use-optimal-row-height="false"/>
    </style:style>
    <style:style style:name="ro39" style:family="table-row">
      <style:table-row-properties style:row-height="8.853cm" fo:break-before="auto" style:use-optimal-row-height="false"/>
    </style:style>
    <style:style style:name="ro40" style:family="table-row">
      <style:table-row-properties style:row-height="1.289cm" fo:break-before="auto" style:use-optimal-row-height="true"/>
    </style:style>
    <style:style style:name="ro41" style:family="table-row">
      <style:table-row-properties style:row-height="26.504cm" fo:break-before="auto" style:use-optimal-row-height="true"/>
    </style:style>
    <style:style style:name="ro42" style:family="table-row">
      <style:table-row-properties style:row-height="7.144cm" fo:break-before="auto" style:use-optimal-row-height="false"/>
    </style:style>
    <style:style style:name="ro43" style:family="table-row">
      <style:table-row-properties style:row-height="1.912cm" fo:break-before="auto" style:use-optimal-row-height="true"/>
    </style:style>
    <style:style style:name="ro44" style:family="table-row">
      <style:table-row-properties style:row-height="16.36cm" fo:break-before="auto" style:use-optimal-row-height="false"/>
    </style:style>
    <style:style style:name="ro45" style:family="table-row">
      <style:table-row-properties style:row-height="1.256cm" fo:break-before="auto" style:use-optimal-row-height="true"/>
    </style:style>
    <style:style style:name="ro46" style:family="table-row">
      <style:table-row-properties style:row-height="7.761cm" fo:break-before="auto" style:use-optimal-row-height="true"/>
    </style:style>
    <style:style style:name="ro47" style:family="table-row">
      <style:table-row-properties style:row-height="8.687cm" fo:break-before="auto" style:use-optimal-row-height="false"/>
    </style:style>
    <style:style style:name="ro48" style:family="table-row">
      <style:table-row-properties style:row-height="5.6cm" fo:break-before="auto" style:use-optimal-row-height="false"/>
    </style:style>
    <style:style style:name="ro49" style:family="table-row">
      <style:table-row-properties style:row-height="5.514cm" fo:break-before="auto" style:use-optimal-row-height="true"/>
    </style:style>
    <style:style style:name="ro50" style:family="table-row">
      <style:table-row-properties style:row-height="3.131cm" fo:break-before="auto" style:use-optimal-row-height="false"/>
    </style:style>
    <style:style style:name="ro51" style:family="table-row">
      <style:table-row-properties style:row-height="9.864cm" fo:break-before="auto" style:use-optimal-row-height="true"/>
    </style:style>
    <style:style style:name="ro52" style:family="table-row">
      <style:table-row-properties style:row-height="2.499cm" fo:break-before="auto" style:use-optimal-row-height="true"/>
    </style:style>
    <style:style style:name="ro53" style:family="table-row">
      <style:table-row-properties style:row-height="7.292cm" fo:break-before="auto" style:use-optimal-row-height="true"/>
    </style:style>
    <style:style style:name="ro54" style:family="table-row">
      <style:table-row-properties style:row-height="13.3cm" fo:break-before="auto" style:use-optimal-row-height="false"/>
    </style:style>
    <style:style style:name="ro55" style:family="table-row">
      <style:table-row-properties style:row-height="0.556cm" fo:break-before="auto" style:use-optimal-row-height="true"/>
    </style:style>
    <style:style style:name="ro56" style:family="table-row">
      <style:table-row-properties style:row-height="2.028cm" fo:break-before="auto" style:use-optimal-row-height="true"/>
    </style:style>
    <style:style style:name="ro57" style:family="table-row">
      <style:table-row-properties style:row-height="9.671cm" fo:break-before="auto" style:use-optimal-row-height="true"/>
    </style:style>
    <style:style style:name="ro58" style:family="table-row">
      <style:table-row-properties style:row-height="0.529cm" fo:break-before="auto" style:use-optimal-row-height="true"/>
    </style:style>
    <style:style style:name="ro59" style:family="table-row">
      <style:table-row-properties style:row-height="1.293cm" fo:break-before="auto" style:use-optimal-row-height="false"/>
    </style:style>
    <style:style style:name="ro60" style:family="table-row">
      <style:table-row-properties style:row-height="3.616cm" fo:break-before="auto" style:use-optimal-row-height="false"/>
    </style:style>
    <style:style style:name="ro61" style:family="table-row">
      <style:table-row-properties style:row-height="5.085cm" fo:break-before="auto" style:use-optimal-row-height="true"/>
    </style:style>
    <style:style style:name="ro62" style:family="table-row">
      <style:table-row-properties style:row-height="10.142cm" fo:break-before="auto" style:use-optimal-row-height="true"/>
    </style:style>
    <style:style style:name="ro63" style:family="table-row">
      <style:table-row-properties style:row-height="3.526cm" fo:break-before="auto" style:use-optimal-row-height="true"/>
    </style:style>
    <style:style style:name="ro64" style:family="table-row">
      <style:table-row-properties style:row-height="11.742cm" fo:break-before="auto" style:use-optimal-row-height="true"/>
    </style:style>
    <style:style style:name="ro65" style:family="table-row">
      <style:table-row-properties style:row-height="0.75cm" fo:break-before="auto" style:use-optimal-row-height="false"/>
    </style:style>
    <style:style style:name="ro66" style:family="table-row">
      <style:table-row-properties style:row-height="10.98cm" fo:break-before="auto" style:use-optimal-row-height="false"/>
    </style:style>
    <style:style style:name="ro67" style:family="table-row">
      <style:table-row-properties style:row-height="1.323cm" fo:break-before="auto" style:use-optimal-row-height="false"/>
    </style:style>
    <style:style style:name="ro68" style:family="table-row">
      <style:table-row-properties style:row-height="0.718cm" fo:break-before="auto" style:use-optimal-row-height="false"/>
    </style:style>
    <style:style style:name="ro69" style:family="table-row">
      <style:table-row-properties style:row-height="0.695cm" fo:break-before="auto" style:use-optimal-row-height="false"/>
    </style:style>
    <style:style style:name="ro70" style:family="table-row">
      <style:table-row-properties style:row-height="0.603cm" fo:break-before="auto" style:use-optimal-row-height="false"/>
    </style:style>
    <style:style style:name="ro71" style:family="table-row">
      <style:table-row-properties style:row-height="0.672cm" fo:break-before="auto" style:use-optimal-row-height="false"/>
    </style:style>
    <style:style style:name="ro72" style:family="table-row">
      <style:table-row-properties style:row-height="0.831cm" fo:break-before="auto" style:use-optimal-row-height="true"/>
    </style:style>
    <style:style style:name="ro73" style:family="table-row">
      <style:table-row-properties style:row-height="2.006cm" fo:break-before="auto" style:use-optimal-row-height="true"/>
    </style:style>
    <style:style style:name="ro74" style:family="table-row">
      <style:table-row-properties style:row-height="5.923cm" fo:break-before="auto" style:use-optimal-row-height="true"/>
    </style:style>
    <style:style style:name="ro75" style:family="table-row">
      <style:table-row-properties style:row-height="4.897cm" fo:break-before="auto" style:use-optimal-row-height="true"/>
    </style:style>
    <style:style style:name="ro76" style:family="table-row">
      <style:table-row-properties style:row-height="13.141cm" fo:break-before="auto" style:use-optimal-row-height="false"/>
    </style:style>
    <style:style style:name="ro77" style:family="table-row">
      <style:table-row-properties style:row-height="2.066cm" fo:break-before="auto" style:use-optimal-row-height="true"/>
    </style:style>
    <style:style style:name="ro78" style:family="table-row">
      <style:table-row-properties style:row-height="1.455cm" fo:break-before="auto" style:use-optimal-row-height="false"/>
    </style:style>
    <style:style style:name="ro79" style:family="table-row">
      <style:table-row-properties style:row-height="1.632cm" fo:break-before="auto" style:use-optimal-row-height="false"/>
    </style:style>
    <style:style style:name="ro80" style:family="table-row">
      <style:table-row-properties style:row-height="2.76cm" fo:break-before="auto" style:use-optimal-row-height="true"/>
    </style:style>
    <style:style style:name="ro81" style:family="table-row">
      <style:table-row-properties style:row-height="1.896cm" fo:break-before="auto" style:use-optimal-row-height="false"/>
    </style:style>
    <style:style style:name="ro82" style:family="table-row">
      <style:table-row-properties style:row-height="1.625cm" fo:break-before="auto" style:use-optimal-row-height="true"/>
    </style:style>
    <style:style style:name="ro83" style:family="table-row">
      <style:table-row-properties style:row-height="6.996cm" fo:break-before="auto" style:use-optimal-row-height="true"/>
    </style:style>
    <style:style style:name="ro84" style:family="table-row">
      <style:table-row-properties style:row-height="13.979cm" fo:break-before="auto" style:use-optimal-row-height="true"/>
    </style:style>
    <style:style style:name="ro85" style:family="table-row">
      <style:table-row-properties style:row-height="0.921cm" fo:break-before="auto" style:use-optimal-row-height="true"/>
    </style:style>
    <style:style style:name="ro86" style:family="table-row">
      <style:table-row-properties style:row-height="2.868cm" fo:break-before="auto" style:use-optimal-row-height="true"/>
    </style:style>
    <style:style style:name="ro87" style:family="table-row">
      <style:table-row-properties style:row-height="2.08cm" fo:break-before="auto" style:use-optimal-row-height="true"/>
    </style:style>
    <style:style style:name="ro88" style:family="table-row">
      <style:table-row-properties style:row-height="2.473cm" fo:break-before="auto" style:use-optimal-row-height="true"/>
    </style:style>
    <style:style style:name="ro89" style:family="table-row">
      <style:table-row-properties style:row-height="0.947cm" fo:break-before="auto" style:use-optimal-row-height="true"/>
    </style:style>
    <style:style style:name="ro90" style:family="table-row">
      <style:table-row-properties style:row-height="1.685cm" fo:break-before="auto" style:use-optimal-row-height="true"/>
    </style:style>
    <style:style style:name="ro91" style:family="table-row">
      <style:table-row-properties style:row-height="1.773cm" fo:break-before="auto" style:use-optimal-row-height="true"/>
    </style:style>
    <style:style style:name="ro92" style:family="table-row">
      <style:table-row-properties style:row-height="0.894cm" fo:break-before="auto" style:use-optimal-row-height="true"/>
    </style:style>
    <style:style style:name="ro93" style:family="table-row">
      <style:table-row-properties style:row-height="3.263cm" fo:break-before="auto" style:use-optimal-row-height="true"/>
    </style:style>
    <style:style style:name="ro94" style:family="table-row">
      <style:table-row-properties style:row-height="1.554cm" fo:break-before="auto" style:use-optimal-row-height="false"/>
    </style:style>
    <style:style style:name="ro95" style:family="table-row">
      <style:table-row-properties style:row-height="1.122cm" fo:break-before="auto" style:use-optimal-row-height="true"/>
    </style:style>
    <style:style style:name="ro96" style:family="table-row">
      <style:table-row-properties style:row-height="0.631cm" fo:break-before="auto" style:use-optimal-row-height="true"/>
    </style:style>
    <style:style style:name="ro97" style:family="table-row">
      <style:table-row-properties style:row-height="1.607cm" fo:break-before="auto" style:use-optimal-row-height="false"/>
    </style:style>
    <style:style style:name="ro98" style:family="table-row">
      <style:table-row-properties style:row-height="5.93cm" fo:break-before="auto" style:use-optimal-row-height="true"/>
    </style:style>
    <style:style style:name="ro99" style:family="table-row">
      <style:table-row-properties style:row-height="9.726cm" fo:break-before="auto" style:use-optimal-row-height="true"/>
    </style:style>
    <style:style style:name="ro100" style:family="table-row">
      <style:table-row-properties style:row-height="5.001cm" fo:break-before="auto" style:use-optimal-row-height="false"/>
    </style:style>
    <style:style style:name="ro101" style:family="table-row">
      <style:table-row-properties style:row-height="5.874cm" fo:break-before="auto" style:use-optimal-row-height="true"/>
    </style:style>
    <style:style style:name="ro102" style:family="table-row">
      <style:table-row-properties style:row-height="3.852cm" fo:break-before="auto" style:use-optimal-row-height="true"/>
    </style:style>
    <style:style style:name="ro103" style:family="table-row">
      <style:table-row-properties style:row-height="5.708cm" fo:break-before="auto" style:use-optimal-row-height="true"/>
    </style:style>
    <style:style style:name="ro104"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cm"/>
    </style:style>
    <style:style style:name="ce20" style:family="table-cell" style:parent-style-name="Default">
      <style:table-cell-properties fo:background-color="#dddddd" style:text-align-source="fix" style:repeat-content="false" fo:wrap-option="wrap" style:vertical-align="top"/>
      <style:paragraph-properties fo:text-align="start" fo:margin-left="0c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font-name-complex=""/>
    </style:style>
    <style:style style:name="T2" style:family="text">
      <style:text-properties style:font-name-asian="ＭＳ Ｐゴシック"/>
    </style:style>
    <style:style style:name="T3" style:family="text">
      <style:text-properties style:font-name="ＭＳ Ｐゴシック" style:font-name-asian="ＭＳ Ｐゴシック"/>
    </style:style>
    <style:style style:name="T4" style:family="text">
      <style:text-properties style:font-name="Hiragino Kaku Gothic ProN"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3">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3">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3">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4">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4">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45">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6">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7">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8">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0">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1">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5">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6">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7">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8">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59">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8">
          <table:table-cell office:value-type="string" calcext:value-type="string">
            <text:p>Privacy-3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投機的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http.speculative-parallel-limit", 6);</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3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http.speculative-parallel-limit", 0);</text:p>
          </table:table-cell>
          <table:table-cell table:formula="of:=IF([.H173]=&quot;&quot;;&quot;?&quot;;IF([.J173]=&quot;&quot;;&quot;新規&quot;;IF([.H173]=[.J173];&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4]=&quot;&quot;;&quot;?&quot;;IF([.J174]=&quot;&quot;;&quot;新規&quot;;IF([.H174]=[.J17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5]=&quot;&quot;;&quot;?&quot;;IF([.J175]=&quot;&quot;;&quot;新規&quot;;IF([.H175]=[.J175];&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6]=&quot;&quot;;&quot;?&quot;;IF([.J176]=&quot;&quot;;&quot;新規&quot;;IF([.H176]=[.J176];&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7]=&quot;&quot;;&quot;?&quot;;IF([.J177]=&quot;&quot;;&quot;新規&quot;;IF([.H177]=[.J177];&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1">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8]=&quot;&quot;;&quot;?&quot;;IF([.J178]=&quot;&quot;;&quot;新規&quot;;IF([.H178]=[.J178];&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9]=&quot;&quot;;&quot;?&quot;;IF([.J179]=&quot;&quot;;&quot;新規&quot;;IF([.H179]=[.J179];&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2">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0]=&quot;&quot;;&quot;?&quot;;IF([.J180]=&quot;&quot;;&quot;新規&quot;;IF([.H180]=[.J180];&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2]=&quot;&quot;;&quot;?&quot;;IF([.J182]=&quot;&quot;;&quot;新規&quot;;IF([.H182]=[.J182];&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6]=&quot;&quot;;&quot;?&quot;;IF([.J186]=&quot;&quot;;&quot;新規&quot;;IF([.H186]=[.J186];&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7]=&quot;&quot;;&quot;?&quot;;IF([.J187]=&quot;&quot;;&quot;新規&quot;;IF([.H187]=[.J187];&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8]=&quot;&quot;;&quot;?&quot;;IF([.J188]=&quot;&quot;;&quot;新規&quot;;IF([.H188]=[.J188];&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9]=&quot;&quot;;&quot;?&quot;;IF([.J189]=&quot;&quot;;&quot;新規&quot;;IF([.H189]=[.J189];&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1]=&quot;&quot;;&quot;?&quot;;IF([.J191]=&quot;&quot;;&quot;新規&quot;;IF([.H191]=[.J19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2]=&quot;&quot;;&quot;?&quot;;IF([.J192]=&quot;&quot;;&quot;新規&quot;;IF([.H192]=[.J192];&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5]=&quot;&quot;;&quot;?&quot;;IF([.J195]=&quot;&quot;;&quot;新規&quot;;IF([.H195]=[.J195];&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196]=&quot;&quot;;&quot;?&quot;;IF([.J196]=&quot;&quot;;&quot;新規&quot;;IF([.H196]=[.J196];&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7]=&quot;&quot;;&quot;?&quot;;IF([.J197]=&quot;&quot;;&quot;新規&quot;;IF([.H197]=[.J197];&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8]=&quot;&quot;;&quot;?&quot;;IF([.J198]=&quot;&quot;;&quot;新規&quot;;IF([.H198]=[.J198];&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5">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9]=&quot;&quot;;&quot;?&quot;;IF([.J199]=&quot;&quot;;&quot;新規&quot;;IF([.H199]=[.J199];&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6">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3">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0]=&quot;&quot;;&quot;?&quot;;IF([.J200]=&quot;&quot;;&quot;新規&quot;;IF([.H200]=[.J200];&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7">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1]=&quot;&quot;;&quot;?&quot;;IF([.J201]=&quot;&quot;;&quot;新規&quot;;IF([.H201]=[.J201];&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2]=&quot;&quot;;&quot;?&quot;;IF([.J202]=&quot;&quot;;&quot;新規&quot;;IF([.H202]=[.J202];&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4]=&quot;&quot;;&quot;?&quot;;IF([.J204]=&quot;&quot;;&quot;新規&quot;;IF([.H204]=[.J204];&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5]=&quot;&quot;;&quot;?&quot;;IF([.J205]=&quot;&quot;;&quot;新規&quot;;IF([.H205]=[.J205];&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8">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6]=&quot;&quot;;&quot;?&quot;;IF([.J206]=&quot;&quot;;&quot;新規&quot;;IF([.H206]=[.J206];&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9">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7]=&quot;&quot;;&quot;?&quot;;IF([.J207]=&quot;&quot;;&quot;新規&quot;;IF([.H207]=[.J207];&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9">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9]=&quot;&quot;;&quot;?&quot;;IF([.J209]=&quot;&quot;;&quot;新規&quot;;IF([.H209]=[.J209];&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0">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0]=&quot;&quot;;&quot;?&quot;;IF([.J210]=&quot;&quot;;&quot;新規&quot;;IF([.H210]=[.J210];&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0">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2]=&quot;&quot;;&quot;?&quot;;IF([.J212]=&quot;&quot;;&quot;新規&quot;;IF([.H212]=[.J212];&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1">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3]=&quot;&quot;;&quot;?&quot;;IF([.J213]=&quot;&quot;;&quot;新規&quot;;IF([.H213]=[.J213];&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15]=&quot;&quot;;&quot;?&quot;;IF([.J215]=&quot;&quot;;&quot;新規&quot;;IF([.H215]=[.J215];&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16]=&quot;&quot;;&quot;?&quot;;IF([.J216]=&quot;&quot;;&quot;新規&quot;;IF([.H216]=[.J216];&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4"/>
        </table:table-row>
        <table:table-row table:style-name="ro7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8]=&quot;&quot;;&quot;?&quot;;IF([.J218]=&quot;&quot;;&quot;新規&quot;;IF([.H218]=[.J218];&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0]=&quot;&quot;;&quot;?&quot;;IF([.J220]=&quot;&quot;;&quot;新規&quot;;IF([.H220]=[.J220];&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2]=&quot;&quot;;&quot;?&quot;;IF([.J222]=&quot;&quot;;&quot;新規&quot;;IF([.H222]=[.J222];&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4">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3]=&quot;&quot;;&quot;?&quot;;IF([.J223]=&quot;&quot;;&quot;新規&quot;;IF([.H223]=[.J223];&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4">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4]=&quot;&quot;;&quot;?&quot;;IF([.J224]=&quot;&quot;;&quot;新規&quot;;IF([.H224]=[.J224];&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5]=&quot;&quot;;&quot;?&quot;;IF([.J225]=&quot;&quot;;&quot;新規&quot;;IF([.H225]=[.J225];&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6]=&quot;&quot;;&quot;?&quot;;IF([.J226]=&quot;&quot;;&quot;新規&quot;;IF([.H226]=[.J22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8]=&quot;&quot;;&quot;?&quot;;IF([.J228]=&quot;&quot;;&quot;新規&quot;;IF([.H228]=[.J22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3">lockPref("network.proxy.http", "（ホスト名）");</text:span></text:p>
            <text:p><text:span text:style-name="T3">lockPref("network.proxy.http_port", （ポート番号）);</text:span></text:p>
            <text:p><text:span text:style-name="T3">lockPref("network.proxy.share_proxy_settings", true);</text:span></text:p>
          </table:table-cell>
          <table:table-cell table:formula="of:=IF([.H229]=&quot;&quot;;&quot;?&quot;;IF([.J229]=&quot;&quot;;&quot;新規&quot;;IF([.H229]=[.J22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0]=&quot;&quot;;&quot;?&quot;;IF([.J230]=&quot;&quot;;&quot;新規&quot;;IF([.H230]=[.J23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1]=&quot;&quot;;&quot;?&quot;;IF([.J231]=&quot;&quot;;&quot;新規&quot;;IF([.H231]=[.J23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2]=&quot;&quot;;&quot;?&quot;;IF([.J232]=&quot;&quot;;&quot;新規&quot;;IF([.H232]=[.J23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3]=&quot;&quot;;&quot;?&quot;;IF([.J233]=&quot;&quot;;&quot;新規&quot;;IF([.H233]=[.J233];&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4]=&quot;&quot;;&quot;?&quot;;IF([.J234]=&quot;&quot;;&quot;新規&quot;;IF([.H234]=[.J234];&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5]=&quot;&quot;;&quot;?&quot;;IF([.J235]=&quot;&quot;;&quot;新規&quot;;IF([.H235]=[.J235];&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6]=&quot;&quot;;&quot;?&quot;;IF([.J236]=&quot;&quot;;&quot;新規&quot;;IF([.H236]=[.J23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7]=&quot;&quot;;&quot;?&quot;;IF([.J237]=&quot;&quot;;&quot;新規&quot;;IF([.H237]=[.J237];&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8]=&quot;&quot;;&quot;?&quot;;IF([.J238]=&quot;&quot;;&quot;新規&quot;;IF([.H238]=[.J238];&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9]=&quot;&quot;;&quot;?&quot;;IF([.J239]=&quot;&quot;;&quot;新規&quot;;IF([.H239]=[.J23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0]=&quot;&quot;;&quot;?&quot;;IF([.J240]=&quot;&quot;;&quot;新規&quot;;IF([.H240]=[.J240];&quot;&quot;;&quot;○&quot;)))" office:value-type="string" office:string-value="新規" calcext:value-type="string">
            <text:p>新規</text:p>
          </table:table-cell>
          <table:table-cell table:number-columns-repeated="1015"/>
        </table:table-row>
        <table:table-row table:style-name="ro7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1]=&quot;&quot;;&quot;?&quot;;IF([.J241]=&quot;&quot;;&quot;新規&quot;;IF([.H241]=[.J241];&quot;&quot;;&quot;○&quot;)))" office:value-type="string" office:string-value="新規" calcext:value-type="string">
            <text:p>新規</text:p>
          </table:table-cell>
          <table:table-cell table:number-columns-repeated="1015"/>
        </table:table-row>
        <table:table-row table:style-name="ro7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2]=&quot;&quot;;&quot;?&quot;;IF([.J242]=&quot;&quot;;&quot;新規&quot;;IF([.H242]=[.J24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8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4]=&quot;&quot;;&quot;?&quot;;IF([.J244]=&quot;&quot;;&quot;新規&quot;;IF([.H244]=[.J24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5]=&quot;&quot;;&quot;?&quot;;IF([.J245]=&quot;&quot;;&quot;新規&quot;;IF([.H245]=[.J24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6]=&quot;&quot;;&quot;?&quot;;IF([.J246]=&quot;&quot;;&quot;新規&quot;;IF([.H246]=[.J24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7]=&quot;&quot;;&quot;?&quot;;IF([.J247]=&quot;&quot;;&quot;新規&quot;;IF([.H247]=[.J24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8]=&quot;&quot;;&quot;?&quot;;IF([.J248]=&quot;&quot;;&quot;新規&quot;;IF([.H248]=[.J24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9]=&quot;&quot;;&quot;?&quot;;IF([.J249]=&quot;&quot;;&quot;新規&quot;;IF([.H249]=[.J24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50]=&quot;&quot;;&quot;?&quot;;IF([.J250]=&quot;&quot;;&quot;新規&quot;;IF([.H250]=[.J250];&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51]=&quot;&quot;;&quot;?&quot;;IF([.J251]=&quot;&quot;;&quot;新規&quot;;IF([.H251]=[.J251];&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2]=&quot;&quot;;&quot;?&quot;;IF([.J252]=&quot;&quot;;&quot;新規&quot;;IF([.H252]=[.J252];&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3]=&quot;&quot;;&quot;?&quot;;IF([.J253]=&quot;&quot;;&quot;新規&quot;;IF([.H253]=[.J253];&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4]=&quot;&quot;;&quot;?&quot;;IF([.J254]=&quot;&quot;;&quot;新規&quot;;IF([.H254]=[.J25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5]=&quot;&quot;;&quot;?&quot;;IF([.J255]=&quot;&quot;;&quot;新規&quot;;IF([.H255]=[.J255];&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6]=&quot;&quot;;&quot;?&quot;;IF([.J256]=&quot;&quot;;&quot;新規&quot;;IF([.H256]=[.J256];&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7]=&quot;&quot;;&quot;?&quot;;IF([.J257]=&quot;&quot;;&quot;新規&quot;;IF([.H257]=[.J257];&quot;&quot;;&quot;○&quot;)))" office:value-type="string" office:string-value="新規" calcext:value-type="string">
            <text:p>新規</text:p>
          </table:table-cell>
          <table:table-cell table:number-columns-repeated="1015"/>
        </table:table-row>
        <table:table-row table:style-name="ro52">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8]=&quot;&quot;;&quot;?&quot;;IF([.J258]=&quot;&quot;;&quot;新規&quot;;IF([.H258]=[.J258];&quot;&quot;;&quot;○&quot;)))" office:value-type="string" office:string-value="新規" calcext:value-type="string">
            <text:p>新規</text:p>
          </table:table-cell>
          <table:table-cell table:number-columns-repeated="1015"/>
        </table:table-row>
        <table:table-row table:style-name="ro73">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60]=&quot;&quot;;&quot;?&quot;;IF([.J260]=&quot;&quot;;&quot;新規&quot;;IF([.H260]=[.J260];&quot;&quot;;&quot;○&quot;)))">
            <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1]=&quot;&quot;;&quot;?&quot;;IF([.J261]=&quot;&quot;;&quot;新規&quot;;IF([.H261]=[.J26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7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3]=&quot;&quot;;&quot;?&quot;;IF([.J263]=&quot;&quot;;&quot;新規&quot;;IF([.H263]=[.J263];&quot;&quot;;&quot;○&quot;)))">
            <text:p/>
          </table:table-cell>
          <table:table-cell office:value-type="string" calcext:value-type="string">
            <text:p>lockPref("extensions.autopermission.sites.(site)", "push=1");</text:p>
          </table:table-cell>
          <table:table-cell table:number-columns-repeated="1014"/>
        </table:table-row>
        <table:table-row table:style-name="ro61">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3">lockPref("dom.serviceWorkers.enabled", fals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notifications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5]=&quot;&quot;;&quot;?&quot;;IF([.J265]=&quot;&quot;;&quot;新規&quot;;IF([.H265]=[.J26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6]=&quot;&quot;;&quot;?&quot;;IF([.J266]=&quot;&quot;;&quot;新規&quot;;IF([.H266]=[.J26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7]=&quot;&quot;;&quot;?&quot;;IF([.J277]=&quot;&quot;;&quot;新規&quot;;IF([.H277]=[.J27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8]=&quot;&quot;;&quot;?&quot;;IF([.J278]=&quot;&quot;;&quot;新規&quot;;IF([.H278]=[.J27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9]=&quot;&quot;;&quot;?&quot;;IF([.J279]=&quot;&quot;;&quot;新規&quot;;IF([.H279]=[.J27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80]=&quot;&quot;;&quot;?&quot;;IF([.J280]=&quot;&quot;;&quot;新規&quot;;IF([.H280]=[.J28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1]=&quot;&quot;;&quot;?&quot;;IF([.J281]=&quot;&quot;;&quot;新規&quot;;IF([.H281]=[.J28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2]=&quot;&quot;;&quot;?&quot;;IF([.J282]=&quot;&quot;;&quot;新規&quot;;IF([.H282]=[.J28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3]=&quot;&quot;;&quot;?&quot;;IF([.J283]=&quot;&quot;;&quot;新規&quot;;IF([.H283]=[.J28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4]=&quot;&quot;;&quot;?&quot;;IF([.J284]=&quot;&quot;;&quot;新規&quot;;IF([.H284]=[.J28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6]=&quot;&quot;;&quot;?&quot;;IF([.J286]=&quot;&quot;;&quot;新規&quot;;IF([.H286]=[.J28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7]=&quot;&quot;;&quot;?&quot;;IF([.J287]=&quot;&quot;;&quot;新規&quot;;IF([.H287]=[.J28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8]=&quot;&quot;;&quot;?&quot;;IF([.J288]=&quot;&quot;;&quot;新規&quot;;IF([.H288]=[.J288];&quot;&quot;;&quot;○&quot;)))">
            <text:p/>
          </table:table-cell>
          <table:table-cell office:value-type="string" calcext:value-type="string">
            <text:p>-</text:p>
          </table:table-cell>
          <table:table-cell table:number-columns-repeated="1014"/>
        </table:table-row>
        <table:table-row table:style-name="ro8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drm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89]=&quot;&quot;;&quot;?&quot;;IF([.J289]=&quot;&quot;;&quot;新規&quot;;IF([.H289]=[.J28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90]=&quot;&quot;;&quot;?&quot;;IF([.J290]=&quot;&quot;;&quot;新規&quot;;IF([.H290]=[.J290];&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91]=&quot;&quot;;&quot;?&quot;;IF([.J291]=&quot;&quot;;&quot;新規&quot;;IF([.H291]=[.J29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2]=&quot;&quot;;&quot;?&quot;;IF([.J292]=&quot;&quot;;&quot;新規&quot;;IF([.H292]=[.J292];&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3]=&quot;&quot;;&quot;?&quot;;IF([.J293]=&quot;&quot;;&quot;新規&quot;;IF([.H293]=[.J293];&quot;&quot;;&quot;○&quot;)))" office:value-type="string" office:string-value="新規" calcext:value-type="string">
            <text:p>新規</text:p>
          </table:table-cell>
          <table:table-cell table:number-columns-repeated="1015"/>
        </table:table-row>
        <table:table-row table:style-name="ro8" table:number-rows-repeated="104828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4">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6">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8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88">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88">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8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86">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3">.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8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9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9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2">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6">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97">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98">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99">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0">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01">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02">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03">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04">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3">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12:14:16.64859862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6-23T12:18:58.171973327</dc:date>
    <meta:editing-duration>P1DT14H50M26S</meta:editing-duration>
    <meta:editing-cycles>118</meta:editing-cycles>
    <meta:document-statistic meta:table-count="3" meta:cell-count="3883" meta:object-count="0"/>
  </office:meta>
</office:document-meta>
</file>